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PIN_in (DMM)</text:p>
            <text:p>(volts)</text:p>
          </table:table-cell>
          <table:table-cell office:value-type="string" calcext:value-type="string">
            <text:p>OBDII MVO</text:p>
            <text:p>(volts)</text:p>
          </table:table-cell>
          <table:table-cell office:value-type="string" calcext:value-type="string">
            <text:p>LiBCM</text:p>
            <text:p>PwmCounts_</text:p>
            <text:p>VPIN_ou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488" calcext:value-type="float">
            <text:p>0.488</text:p>
          </table:table-cell>
          <table:table-cell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494" calcext:value-type="float">
            <text:p>0.49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.52" calcext:value-type="float">
            <text:p>1.5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.01" calcext:value-type="float">
            <text:p>2.0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2.54" calcext:value-type="float">
            <text:p>2.54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3.059" calcext:value-type="float">
            <text:p>3.059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3.53" calcext:value-type="float">
            <text:p>3.53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4.03" calcext:value-type="float">
            <text:p>4.03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4.51" calcext:value-type="float">
            <text:p>4.51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5.02" calcext:value-type="float">
            <text:p>5.02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7T01:59:47.298500655</meta:creation-date>
    <dc:date>2022-09-07T20:31:17.267229286</dc:date>
    <meta:editing-duration>PT17H30M24S</meta:editing-duration>
    <meta:editing-cycles>1</meta:editing-cycles>
    <meta:document-statistic meta:table-count="1" meta:cell-count="48" meta:object-count="0"/>
    <meta:generator>LibreOffice/7.0.6.2$MacOSX_X86_64 LibreOffice_project/144abb84a525d8e30c9dbbefa69cbbf2d8d4ae3b</meta:generator>
  </office:meta>
</office:document-meta>
</file>